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id">
            <text:p>id</text:p>
          </table:table-cell>
          <table:table-cell table:style-name="pd1" office:value-type="string" office:string-value="Ημερομηνία">
            <text:p>Ημερομηνία</text:p>
          </table:table-cell>
          <table:table-cell table:style-name="pd1" office:value-type="string" office:string-value="Κατηγορία">
            <text:p>Κατηγορία</text:p>
          </table:table-cell>
          <table:table-cell table:style-name="pd1" office:value-type="string" office:string-value="Ποσό">
            <text:p>Ποσό</text:p>
          </table:table-cell>
          <table:table-cell table:style-name="pd1" office:value-type="string" office:string-value="Περιγραφή">
            <text:p>Περιγραφή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string-value="frfr">
            <text:p>frfr</text:p>
          </table:table-cell>
          <table:table-cell office:value-type="string" office:string-value="rfrf">
            <text:p>rfrf</text:p>
          </table:table-cell>
          <table:table-cell office:value-type="string" office:string-value="rfrr">
            <text:p>rfrr</text:p>
          </table:table-cell>
          <table:table-cell office:value-type="string" office:string-value="wewe">
            <text:p>wew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string-value="εδω ">
            <text:p>εδω </text:p>
          </table:table-cell>
          <table:table-cell office:value-type="string" office:string-value="ωρα">
            <text:p>ωρα</text:p>
          </table:table-cell>
          <table:table-cell office:value-type="string" office:string-value="αν ">
            <text:p>αν </text:p>
          </table:table-cell>
          <table:table-cell office:value-type="string" office:string-value="δω">
            <text:p>δω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ff">
            <text:p>ff</text:p>
          </table:table-cell>
          <table:table-cell office:value-type="string" office:string-value="fffff">
            <text:p>fffff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ee">
            <text:p>ee</text:p>
          </table:table-cell>
          <table:table-cell office:value-type="string" office:string-value="ee">
            <text:p>e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hh">
            <text:p>hh</text:p>
          </table:table-cell>
          <table:table-cell office:value-type="string" office:string-value="jj">
            <text:p>jj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sss">
            <text:p>sss</text:p>
          </table:table-cell>
          <table:table-cell office:value-type="string" office:string-value="sss">
            <text:p>sss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ddd">
            <text:p>ddd</text:p>
          </table:table-cell>
          <table:table-cell office:value-type="string" office:string-value="fff">
            <text:p>fff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hh">
            <text:p>hh</text:p>
          </table:table-cell>
          <table:table-cell office:value-type="string" office:string-value="hh">
            <text:p>hh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kkk">
            <text:p>kkk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elo">
            <text:p>elo</text:p>
          </table:table-cell>
          <table:table-cell office:value-type="string" office:string-value="pif">
            <text:p>pif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h">
            <text:p>h</text:p>
          </table:table-cell>
          <table:table-cell office:value-type="string" office:string-value="h">
            <text:p>h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d">
            <text:p>d</text:p>
          </table:table-cell>
          <table:table-cell office:value-type="string" office:string-value="d">
            <text:p>d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ff">
            <text:p>ff</text:p>
          </table:table-cell>
          <table:table-cell office:value-type="string" office:string-value="f">
            <text:p>f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string" office:string-value="2025-03-27">
            <text:p>2025-03-27</text:p>
          </table:table-cell>
          <table:table-cell office:value-type="string" office:string-value="Food">
            <text:p>Food</text:p>
          </table:table-cell>
          <table:table-cell office:value-type="string" office:string-value="22">
            <text:p>22</text:p>
          </table:table-cell>
          <table:table-cell office:value-type="string" office:string-value="ela">
            <text:p>ela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 office:string-value="2025-07-04">
            <text:p>2025-07-04</text:p>
          </table:table-cell>
          <table:table-cell office:value-type="string" office:string-value="Food">
            <text:p>Food</text:p>
          </table:table-cell>
          <table:table-cell office:value-type="string" office:string-value="12">
            <text:p>12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